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8pt" style:text-underline-style="solid" style:text-underline-width="auto" style:text-underline-color="font-color" officeooo:rsid="001b163c" officeooo:paragraph-rsid="001b163c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1b163c" officeooo:paragraph-rsid="001b163c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21c85f" officeooo:paragraph-rsid="0021c85f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22e578" officeooo:paragraph-rsid="0022e578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25239c" officeooo:paragraph-rsid="0025239c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27436f" officeooo:paragraph-rsid="0027436f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2750e3" officeooo:paragraph-rsid="002750e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2786d4" officeooo:paragraph-rsid="002786d4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28840d" officeooo:paragraph-rsid="0028840d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29f110" officeooo:paragraph-rsid="0029f110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b163c" officeooo:paragraph-rsid="001b163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b163c" officeooo:paragraph-rsid="002089fe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21c85f" officeooo:paragraph-rsid="0021c85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22e578" officeooo:paragraph-rsid="0022e57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25239c" officeooo:paragraph-rsid="0025239c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27436f" officeooo:paragraph-rsid="0027436f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2750e3" officeooo:paragraph-rsid="002750e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2786d4" officeooo:paragraph-rsid="002786d4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28840d" officeooo:paragraph-rsid="0028840d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29f110" officeooo:paragraph-rsid="0029f110" style:font-size-asian="10.5pt" style:font-weight-asian="normal" style:font-size-complex="12pt" style:font-weight-complex="normal"/>
    </style:style>
    <style:style style:name="T1" style:family="text">
      <style:text-properties officeooo:rsid="001ebd0c"/>
    </style:style>
    <style:style style:name="T2" style:family="text">
      <style:text-properties officeooo:rsid="00203dfe"/>
    </style:style>
    <style:style style:name="T3" style:family="text">
      <style:text-properties officeooo:rsid="002089fe"/>
    </style:style>
    <style:style style:name="T4" style:family="text">
      <style:text-properties officeooo:rsid="0021c85f"/>
    </style:style>
    <style:style style:name="T5" style:family="text">
      <style:text-properties officeooo:rsid="0022e578"/>
    </style:style>
    <style:style style:name="T6" style:family="text">
      <style:text-properties officeooo:rsid="00231896"/>
    </style:style>
    <style:style style:name="T7" style:family="text">
      <style:text-properties officeooo:rsid="0023a08a"/>
    </style:style>
    <style:style style:name="T8" style:family="text">
      <style:text-properties officeooo:rsid="00257abf"/>
    </style:style>
    <style:style style:name="T9" style:family="text">
      <style:text-properties officeooo:rsid="002750e3"/>
    </style:style>
    <style:style style:name="T10" style:family="text">
      <style:text-properties officeooo:rsid="002786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eatsheet SQL</text:p>
      <text:p text:style-name="P1"/>
      <text:p text:style-name="P2">0. Setup in cs50.dev</text:p>
      <text:p text:style-name="P11">- sqlite favorites.db<text:tab/><text:tab/><text:tab/>// Neue Datenbank erstellen</text:p>
      <text:p text:style-name="P11">- .mode csv<text:tab/><text:tab/><text:tab/><text:tab/>// sqlite in csv Modus stellen</text:p>
      <text:p text:style-name="P11">- .import favorites.csv favorites<text:tab/>// Lade die Datei favorites.csv in die Datenbank favorites</text:p>
      <text:p text:style-name="P11">- sqlite3 favorites.db<text:tab/><text:tab/><text:tab/>// Öffne die Datenbank favorites.db</text:p>
      <text:p text:style-name="P11">- .schema<text:tab/><text:tab/><text:tab/><text:tab/>// Schema der Datenbank Tabelle anzeigen</text:p>
      <text:p text:style-name="P11">- .<text:span text:style-name="T1">quit</text:span></text:p>
      <text:p text:style-name="P11"/>
      <text:p text:style-name="P2">1. SELECT</text:p>
      <text:p text:style-name="P11">- <text:span text:style-name="T1">SELECT * FROM favorites;<text:tab/><text:tab/><text:tab/>// Die ganze Tabelle anzeigen</text:span></text:p>
      <text:p text:style-name="P11">- <text:span text:style-name="T2">SELECT langauge FROM favorites LIMIT 10;<text:tab/>// Die ersten 10 Sprachen ausgeben</text:span></text:p>
      <text:p text:style-name="P11">- <text:span text:style-name="T2">SELECT COUNT(*) FROM favorites<text:tab/><text:tab/>// Anzahl der Reihen</text:span></text:p>
      <text:p text:style-name="P11">- <text:span text:style-name="T2">SELECT COUNT(language) FROM favorites;<text:tab/>// Anzahl der Sprachen</text:span></text:p>
      <text:p text:style-name="P11">- <text:span text:style-name="T3">SELECT DISTINCT(language) FROM favorites; // Alle verschiedenen Sprachen anzeigen</text:span></text:p>
      <text:p text:style-name="P11">- <text:span text:style-name="T3">SELECT COUNT(DISTINCT(langugage)) FROM favorites <text:s/>// Anzahl ver. Sprachen</text:span></text:p>
      <text:p text:style-name="P11">- <text:span text:style-name="T3">SELECT COUNT(*) FROM favorites WHERE langugage = ‚C‘ AND problem = ‚Hello, World‘;</text:span></text:p>
      <text:p text:style-name="P11">- <text:span text:style-name="T3">SELECT language, COUNT(*) FROM favorites GROUP BY language ORDER BY COUNT(*);</text:span></text:p>
      <text:p text:style-name="P11"><text:tab/>// <text:span text:style-name="T3">Jede Sprache mit Anzahl der Reihen, in der Sprache vorkommt</text:span></text:p>
      <text:p text:style-name="P12">- <text:span text:style-name="T3">SELECT COUNT(*) FROM favorites GROUP BY language ORDER BY COUNT(*) DESC;</text:span></text:p>
      <text:p text:style-name="P12"><text:tab/>// <text:span text:style-name="T3">DESC = Absteigend, ASC = Aufsteigend</text:span></text:p>
      <text:p text:style-name="P12">- <text:span text:style-name="T4">SELECT COUNT(*) AS n FROM favorites<text:tab/>// Spalte umbenennen</text:span></text:p>
      <text:p text:style-name="P12"/>
      <text:p text:style-name="P3">2. INSERT</text:p>
      <text:p text:style-name="P13">- <text:span text:style-name="T5">INSERT INTO favorites (language, problem) VALUES(‚SQL‘, ‚DNA‘);</text:span></text:p>
      <text:p text:style-name="P13"/>
      <text:p text:style-name="P4">3. DELETE</text:p>
      <text:p text:style-name="P14">- DELETE FROM favorites WHERE Timestamp IS NULL;</text:p>
      <text:p text:style-name="P14">- <text:span text:style-name="T7">DELETE FROM favorites;<text:tab/><text:tab/><text:tab/><text:tab/><text:tab/><text:tab/>// Ganze Datenbank löschen</text:span></text:p>
      <text:p text:style-name="P14"/>
      <text:p text:style-name="P4">4. UPDATE</text:p>
      <text:p text:style-name="P14">- UPDATE favorites SET langugage = ‚SQL‘, problem = ‚DNA‘;</text:p>
      <text:p text:style-name="P14"><text:tab/>// <text:span text:style-name="T6">Alle Sprachen werden zu SQL und alle Probleme zu DNA</text:span></text:p>
      <text:p text:style-name="P14"/>
      <text:p text:style-name="P5">5. Datentypen</text:p>
      <text:p text:style-name="P15">- BLOB: Binary Large Object = Files in binary</text:p>
      <text:p text:style-name="P15">- INTEGER</text:p>
      <text:p text:style-name="P15">- NUMERIC = Dates/Times, not neccessarily integers or floats</text:p>
      <text:p text:style-name="P15">- REAL = Numbers with decimal points</text:p>
      <text:p text:style-name="P15">- TEXT</text:p>
      <text:p text:style-name="P15"/>
      <text:p text:style-name="P5">6. Constraints</text:p>
      <text:p text:style-name="P15">- NOT NULL → Data is not null</text:p>
      <text:p text:style-name="P15">- UNIQUE → Data is unique → <text:span text:style-name="T8">Avoid duplicates</text:span></text:p>
      <text:p text:style-name="P15"/>
      <text:p text:style-name="P6">7. Primary/Foreign Key</text:p>
      <text:p text:style-name="P16">- <text:span text:style-name="T9">Foreign Key = Presence of primary keys in other tables</text:span></text:p>
      <text:p text:style-name="P16"/>
      <text:p text:style-name="P16"/>
      <text:p text:style-name="P16"/>
      <text:p text:style-name="P7"><text:soft-page-break/>8. Nested queries</text:p>
      <text:p text:style-name="P17">- <text:span text:style-name="T10">SELECT * FROM shows WHERE id IN (SELECT show_id FROM ratings WHERE rating &gt;= 6.0);</text:span></text:p>
      <text:p text:style-name="P17"/>
      <text:p text:style-name="P8">9. JOIN</text:p>
      <text:p text:style-name="P18">- SELECT * FROM shows JOIN ratings ON shows.id = ratings.show_id WHERE rating &gt;= 6.0 LIMIT 10;</text:p>
      <text:p text:style-name="P18">- SELECT title FROM shows, stars, people WHERE shows.id = stars.show_id AND people.id = stars.person_id AND name = ‚Steve Carell‘;</text:p>
      <text:p text:style-name="P18"/>
      <text:p text:style-name="P9">10. Indexes</text:p>
      <text:p text:style-name="P19">- CREATE INDEX title_index ON shows (title);<text:tab/>// Abfragen schneller machen</text:p>
      <text:p text:style-name="P19"/>
      <text:p text:style-name="P10">11. SQL in Python</text:p>
      <text:p text:style-name="P20">-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0:10:19.153892694</meta:creation-date>
    <dc:date>2024-03-20T11:53:12.960288705</dc:date>
    <meta:editing-duration>PT1H42M45S</meta:editing-duration>
    <meta:editing-cycles>15</meta:editing-cycles>
    <meta:generator>LibreOffice/7.5.4.2$MacOSX_X86_64 LibreOffice_project/36ccfdc35048b057fd9854c757a8b67ec53977b6</meta:generator>
    <meta:document-statistic meta:table-count="0" meta:image-count="0" meta:object-count="0" meta:page-count="2" meta:paragraph-count="49" meta:word-count="372" meta:character-count="2238" meta:non-whitespace-character-count="1892"/>
  </office:meta>
</office:document-meta>
</file>